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8">
      <style:paragraph-properties fo:margin-top="0cm" fo:margin-bottom="0cm" style:contextual-spacing="false"/>
    </style:style>
    <style:style style:name="P15" style:family="paragraph" style:parent-style-name="Text_20_body" style:list-style-name="L9"/>
    <style:style style:name="P16" style:family="paragraph" style:parent-style-name="Text_20_body" style:list-style-name="L9">
      <style:paragraph-properties fo:margin-top="0cm" fo:margin-bottom="0cm" style:contextual-spacing="false"/>
    </style:style>
    <style:style style:name="P17" style:family="paragraph" style:parent-style-name="Text_20_body" style:list-style-name="L10"/>
    <style:style style:name="P18" style:family="paragraph" style:parent-style-name="Text_20_body" style:list-style-name="L10">
      <style:paragraph-properties fo:margin-top="0cm" fo:margin-bottom="0cm" style:contextual-spacing="false"/>
    </style:style>
    <style:style style:name="P19" style:family="paragraph" style:parent-style-name="Text_20_body" style:list-style-name="L11"/>
    <style:style style:name="P20" style:family="paragraph" style:parent-style-name="Text_20_body" style:list-style-name="L12"/>
    <style:style style:name="P21" style:family="paragraph" style:parent-style-name="Text_20_body" style:list-style-name="L13"/>
    <style:style style:name="P22" style:family="paragraph" style:parent-style-name="Text_20_body" style:list-style-name="L14"/>
    <style:style style:name="P23" style:family="paragraph" style:parent-style-name="Text_20_body" style:list-style-name="L14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Puesto de trabajo</text:span>: Maestro Cervecero – Producción y Desarrollo de Cerveza Artesanal</text:p>
      <text:p text:style-name="Horizontal_20_Line"/>
      <text:p text:style-name="Text_20_body"><text:span text:style-name="Strong_20_Emphasis">Formación y experiencia</text:span>:</text:p>
      <text:list text:style-name="L1">
        <text:list-item>
          <text:p text:style-name="P2">Formación requerida: Grado o certificación en Tecnología de Alimentos, Química, Biotecnología, o experiencia demostrable en elaboración de cerveza artesanal.</text:p>
        </text:list-item>
        <text:list-item>
          <text:p text:style-name="P1">Experiencia mínima necesaria: 3 años en la elaboración de cerveza artesanal, incluyendo desarrollo de recetas y gestión de equipos de producción.</text:p>
        </text:list-item>
      </text:list>
      <text:p text:style-name="Text_20_body"><text:span text:style-name="Strong_20_Emphasis">Área</text:span>:<text:line-break/>Responsable de la producción, control de calidad y desarrollo de nuevas recetas de cerveza artesanal para Calvenkein.</text:p>
      <text:p text:style-name="Text_20_body"><text:span text:style-name="Strong_20_Emphasis">Dependencia jerárquica directa</text:span>:<text:line-break/>Director de Producción.</text:p>
      <text:p text:style-name="Text_20_body"><text:span text:style-name="Strong_20_Emphasis">Supervisión y control</text:span>:</text:p>
      <text:list text:style-name="L2">
        <text:list-item>
          <text:p text:style-name="P4">Supervisar las operaciones de elaboración de cerveza desde la molienda hasta el envasado.</text:p>
        </text:list-item>
        <text:list-item>
          <text:p text:style-name="P4">Garantizar el cumplimiento de estándares de calidad y regulaciones sanitarias.</text:p>
        </text:list-item>
        <text:list-item>
          <text:p text:style-name="P3">Controlar el inventario de materias primas y supervisar al personal de producción.</text:p>
        </text:list-item>
      </text:list>
      <text:p text:style-name="Text_20_body"><text:span text:style-name="Strong_20_Emphasis">Relaciones internas y externas</text:span>:</text:p>
      <text:list text:style-name="L3">
        <text:list-item>
          <text:p text:style-name="P6">Internas: Colaboración con el equipo de marketing para desarrollar productos según las tendencias del mercado y con el equipo de operaciones para cumplir plazos de producción.</text:p>
        </text:list-item>
        <text:list-item>
          <text:p text:style-name="P5">Externas: Contacto con proveedores de ingredientes y equipos, así como participación en eventos de promoción y catas.</text:p>
        </text:list-item>
      </text:list>
      <text:p text:style-name="Text_20_body"><text:span text:style-name="Strong_20_Emphasis">Responsabilidades</text:span>:</text:p>
      <text:list text:style-name="L4">
        <text:list-item>
          <text:p text:style-name="P8">Diseñar, probar y perfeccionar recetas de cerveza artesanal según la identidad de Calvenkein.</text:p>
        </text:list-item>
        <text:list-item>
          <text:p text:style-name="P8">Controlar los procesos de fermentación, carbonatación y embotellado.</text:p>
        </text:list-item>
        <text:list-item>
          <text:p text:style-name="P8">Garantizar la consistencia en la calidad de los productos finales.</text:p>
        </text:list-item>
        <text:list-item>
          <text:p text:style-name="P8">Supervisar el mantenimiento de las instalaciones y equipos cerveceros.</text:p>
        </text:list-item>
        <text:list-item>
          <text:p text:style-name="P7">Innovar en el desarrollo de cervezas de temporada o ediciones especiales.</text:p>
        </text:list-item>
      </text:list>
      <text:p text:style-name="Text_20_body"><text:span text:style-name="Strong_20_Emphasis">Lugar de trabajo</text:span>:</text:p>
      <text:list text:style-name="L5">
        <text:list-item>
          <text:p text:style-name="P9">Planta de producción de Calvenkein, con posibles desplazamientos a ferias o eventos.</text:p>
        </text:list-item>
      </text:list>
      <text:p text:style-name="Text_20_body"><text:span text:style-name="Strong_20_Emphasis">Tareas y responsabilidades</text:span>:</text:p>
      <text:list text:style-name="L6">
        <text:list-item>
          <text:p text:style-name="P11">Coordinar las etapas de producción: molienda, maceración, cocción, fermentación y envasado.</text:p>
        </text:list-item>
        <text:list-item>
          <text:p text:style-name="P11">Analizar el mercado y las tendencias para desarrollar cervezas innovadoras que atraigan a nuevos clientes.</text:p>
        </text:list-item>
        <text:list-item>
          <text:p text:style-name="P11">Gestionar el equipo de producción para optimizar tiempos y recursos.</text:p>
        </text:list-item>
        <text:list-item>
          <text:p text:style-name="P11">Asegurar el cumplimiento de las normativas de seguridad e higiene.</text:p>
        </text:list-item>
        <text:list-item>
          <text:p text:style-name="P10">Realizar catas regulares para mantener la calidad del producto final.</text:p>
        </text:list-item>
      </text:list>
      <text:p text:style-name="Text_20_body"/>
      <text:p text:style-name="Text_20_body"><text:soft-page-break/><text:span text:style-name="Strong_20_Emphasis">Equipamiento</text:span>:</text:p>
      <text:list text:style-name="L7">
        <text:list-item>
          <text:p text:style-name="P12">Equipos de elaboración cervecera (tanques de fermentación, maceradores, etc.), instrumentos de control de calidad, y herramientas de gestión de inventarios.</text:p>
        </text:list-item>
      </text:list>
      <text:p text:style-name="Text_20_body"><text:span text:style-name="Strong_20_Emphasis">Condiciones ambientales</text:span>:</text:p>
      <text:list text:style-name="L8">
        <text:list-item>
          <text:p text:style-name="P14">Entorno de trabajo en planta de producción, con exposición a ruidos, calor y humedad.</text:p>
        </text:list-item>
        <text:list-item>
          <text:p text:style-name="P13">Posible trabajo en eventos y ferias de promoción.</text:p>
        </text:list-item>
      </text:list>
      <text:p text:style-name="Text_20_body"><text:span text:style-name="Strong_20_Emphasis">Riesgos</text:span>:</text:p>
      <text:list text:style-name="L9">
        <text:list-item>
          <text:p text:style-name="P16">Posibilidad de accidentes menores relacionados con el manejo de maquinaria.</text:p>
        </text:list-item>
        <text:list-item>
          <text:p text:style-name="P15">Estrés derivado del cumplimiento de plazos de producción.</text:p>
        </text:list-item>
      </text:list>
      <text:p text:style-name="Text_20_body"><text:span text:style-name="Strong_20_Emphasis">Sistema retributivo</text:span>:</text:p>
      <text:list text:style-name="L10">
        <text:list-item>
          <text:p text:style-name="P18">Salario competitivo según la experiencia, con bonificaciones por el éxito de nuevos productos en el mercado.</text:p>
        </text:list-item>
        <text:list-item>
          <text:p text:style-name="P17">Beneficios: descuentos en productos, formación continua en técnicas de producción, y participación en eventos de la industria.</text:p>
        </text:list-item>
      </text:list>
      <text:p text:style-name="Text_20_body"><text:span text:style-name="Strong_20_Emphasis">Dedicación</text:span>:</text:p>
      <text:list text:style-name="L11">
        <text:list-item>
          <text:p text:style-name="P19">Jornada completa, con disponibilidad para trabajar en fines de semana en caso de eventos especiales.</text:p>
        </text:list-item>
      </text:list>
      <text:p text:style-name="Text_20_body"><text:span text:style-name="Strong_20_Emphasis">Catalogación profesional</text:span>:</text:p>
      <text:list text:style-name="L12">
        <text:list-item>
          <text:p text:style-name="P20">Nivel técnico especializado dentro del área de producción.</text:p>
        </text:list-item>
      </text:list>
      <text:p text:style-name="Text_20_body"><text:span text:style-name="Strong_20_Emphasis">Evolución profesional</text:span>:</text:p>
      <text:list text:style-name="L13">
        <text:list-item>
          <text:p text:style-name="P21">Posibilidad de ascenso a Director de Producción o de asumir un rol estratégico en la expansión de la línea de productos de Calvenkein.</text:p>
        </text:list-item>
      </text:list>
      <text:p text:style-name="Text_20_body"><text:span text:style-name="Strong_20_Emphasis">Criterios de evaluación</text:span>:</text:p>
      <text:list text:style-name="L14">
        <text:list-item>
          <text:p text:style-name="P23">Consistencia y calidad de los productos.</text:p>
        </text:list-item>
        <text:list-item>
          <text:p text:style-name="P23">Cumplimiento de los objetivos de producción y desarrollo de nuevos productos.</text:p>
        </text:list-item>
        <text:list-item>
          <text:p text:style-name="P22">Gestión eficiente del equipo y recurso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4T16:01:12.190000000</meta:creation-date>
    <dc:date>2025-01-24T16:03:15.085000000</dc:date>
    <meta:editing-duration>PT2M3S</meta:editing-duration>
    <meta:editing-cycles>1</meta:editing-cycles>
    <meta:document-statistic meta:table-count="0" meta:image-count="0" meta:object-count="0" meta:page-count="2" meta:paragraph-count="48" meta:word-count="496" meta:character-count="3385" meta:non-whitespace-character-count="2967"/>
    <meta:generator>LibreOffice/7.6.6.3$Windows_X86_64 LibreOffice_project/d97b2716a9a4a2ce1391dee1765565ea469b0ae7</meta:generator>
  </office:meta>
</office:document-meta>
</file>